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ofia" svg:font-family="Sofia" style:font-family-generic="roman" svg:panose-1="0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IN"/>
    </style:style>
    <style:style style:name="T3" style:parent-style-name="DefaultParagraphFont" style:family="text">
      <style:text-properties fo:language="en" fo:country="IN"/>
    </style:style>
    <style:style style:name="T4" style:parent-style-name="DefaultParagraphFont" style:family="text">
      <style:text-properties fo:language="en" fo:country="IN"/>
    </style:style>
    <style:style style:name="T5" style:parent-style-name="DefaultParagraphFont" style:family="text">
      <style:text-properties fo:language="en" fo:country="IN"/>
    </style:style>
    <style:style style:name="T6" style:parent-style-name="DefaultParagraphFont" style:family="text">
      <style:text-properties fo:language="en" fo:country="IN"/>
    </style:style>
    <style:style style:name="T7" style:parent-style-name="DefaultParagraphFont" style:family="text">
      <style:text-properties fo:language="en" fo:country="IN"/>
    </style:style>
    <style:style style:name="T8" style:parent-style-name="DefaultParagraphFont" style:family="text">
      <style:text-properties fo:language="en" fo:country="IN"/>
    </style:style>
    <style:style style:name="T9" style:parent-style-name="DefaultParagraphFont" style:family="text">
      <style:text-properties fo:language="en" fo:country="IN"/>
    </style:style>
    <style:style style:name="T10" style:parent-style-name="DefaultParagraphFont" style:family="text">
      <style:text-properties fo:language="en" fo:country="IN"/>
    </style:style>
    <style:style style:name="T11" style:parent-style-name="DefaultParagraphFont" style:family="text">
      <style:text-properties fo:language="en" fo:country="IN"/>
    </style:style>
    <style:style style:name="T12" style:parent-style-name="DefaultParagraphFont" style:family="text">
      <style:text-properties fo:language="en" fo:country="IN"/>
    </style:style>
    <style:style style:name="P13" style:parent-style-name="NormalWeb" style:family="paragraph">
      <style:paragraph-properties fo:margin-top="0.2in" fo:margin-bottom="0.2in" fo:background-color="#FFFFFF"/>
    </style:style>
    <style:style style:name="T14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P15" style:parent-style-name="Normal" style:family="paragraph">
      <style:paragraph-properties fo:widows="2" fo:orphans="2" style:vertical-align="auto" fo:margin-top="0.2in" fo:margin-bottom="0.2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16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17" style:parent-style-name="Normal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18" style:parent-style-name="DefaultParagraphFont" style:family="text">
      <style:text-properties style:font-name="Verdana" style:font-name-asian="Times New Roman" style:font-name-complex="Times New Roman" fo:color="#0000FF" style:letter-kerning="false" fo:font-size="11.5pt" style:font-size-asian="11.5pt" style:font-size-complex="11.5pt" style:text-underline-type="single" style:text-underline-style="solid" style:text-underline-width="auto" style:text-underline-mode="continuous" fo:language="en" fo:country="IN" style:language-asian="en" style:country-asian="IN" style:language-complex="ar" style:country-complex="SA"/>
    </style:style>
    <style:style style:name="T19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P20" style:parent-style-name="Normal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21" style:parent-style-name="DefaultParagraphFont" style:family="text">
      <style:text-properties style:font-name="Verdana" style:font-name-asian="Times New Roman" style:font-name-complex="Times New Roman" fo:color="#0000FF" style:letter-kerning="false" fo:font-size="11.5pt" style:font-size-asian="11.5pt" style:font-size-complex="11.5pt" style:text-underline-type="single" style:text-underline-style="solid" style:text-underline-width="auto" style:text-underline-mode="continuous" fo:language="en" fo:country="IN" style:language-asian="en" style:country-asian="IN" style:language-complex="ar" style:country-complex="SA"/>
    </style:style>
    <style:style style:name="T22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P23" style:parent-style-name="Normal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24" style:parent-style-name="DefaultParagraphFont" style:family="text">
      <style:text-properties style:font-name="Verdana" style:font-name-asian="Times New Roman" style:font-name-complex="Times New Roman" fo:color="#0000FF" style:letter-kerning="false" fo:font-size="11.5pt" style:font-size-asian="11.5pt" style:font-size-complex="11.5pt" style:text-underline-type="single" style:text-underline-style="solid" style:text-underline-width="auto" style:text-underline-mode="continuous" fo:language="en" fo:country="IN" style:language-asian="en" style:country-asian="IN" style:language-complex="ar" style:country-complex="SA"/>
    </style:style>
    <style:style style:name="T25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P26" style:parent-style-name="Normal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27" style:parent-style-name="DefaultParagraphFont" style:family="text">
      <style:text-properties style:font-name="Verdana" style:font-name-asian="Times New Roman" style:font-name-complex="Times New Roman" fo:color="#0000FF" style:letter-kerning="false" fo:font-size="11.5pt" style:font-size-asian="11.5pt" style:font-size-complex="11.5pt" style:text-underline-type="single" style:text-underline-style="solid" style:text-underline-width="auto" style:text-underline-mode="continuous" fo:language="en" fo:country="IN" style:language-asian="en" style:country-asian="IN" style:language-complex="ar" style:country-complex="SA"/>
    </style:style>
    <style:style style:name="T28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29" style:parent-style-name="DefaultParagraphFont" style:family="text">
      <style:text-properties fo:language="en" fo:country="IN"/>
    </style:style>
    <style:style style:name="T30" style:parent-style-name="DefaultParagraphFont" style:family="text">
      <style:text-properties fo:language="en" fo:country="IN"/>
    </style:style>
    <style:style style:name="T31" style:parent-style-name="DefaultParagraphFont" style:family="text">
      <style:text-properties fo:language="en" fo:country="IN"/>
    </style:style>
    <style:style style:name="T32" style:parent-style-name="DefaultParagraphFont" style:family="text">
      <style:text-properties fo:language="en" fo:country="IN"/>
    </style:style>
    <style:style style:name="T33" style:parent-style-name="DefaultParagraphFont" style:family="text">
      <style:text-properties fo:language="en" fo:country="IN"/>
    </style:style>
    <style:style style:name="T34" style:parent-style-name="DefaultParagraphFont" style:family="text">
      <style:text-properties fo:language="en" fo:country="IN"/>
    </style:style>
    <style:style style:name="T35" style:parent-style-name="DefaultParagraphFont" style:family="text">
      <style:text-properties fo:language="en" fo:country="IN"/>
    </style:style>
    <style:style style:name="T36" style:parent-style-name="DefaultParagraphFont" style:family="text">
      <style:text-properties fo:language="en" fo:country="IN"/>
    </style:style>
    <style:style style:name="T37" style:parent-style-name="DefaultParagraphFont" style:family="text">
      <style:text-properties fo:language="en" fo:country="IN"/>
    </style:style>
    <style:style style:name="T38" style:parent-style-name="DefaultParagraphFont" style:family="text">
      <style:text-properties fo:language="en" fo:country="IN"/>
    </style:style>
    <style:style style:name="T39" style:parent-style-name="DefaultParagraphFont" style:family="text">
      <style:text-properties fo:language="en" fo:country="IN"/>
    </style:style>
    <style:style style:name="T40" style:parent-style-name="DefaultParagraphFont" style:family="text">
      <style:text-properties fo:language="en" fo:country="IN"/>
    </style:style>
    <style:style style:name="T41" style:parent-style-name="DefaultParagraphFont" style:family="text">
      <style:text-properties fo:language="en" fo:country="IN"/>
    </style:style>
    <style:style style:name="T42" style:parent-style-name="DefaultParagraphFont" style:family="text">
      <style:text-properties fo:language="en" fo:country="IN"/>
    </style:style>
    <style:style style:name="T43" style:parent-style-name="DefaultParagraphFont" style:family="text">
      <style:text-properties fo:language="en" fo:country="IN"/>
    </style:style>
    <style:style style:name="T44" style:parent-style-name="DefaultParagraphFont" style:family="text">
      <style:text-properties fo:language="en" fo:country="IN"/>
    </style:style>
    <style:style style:name="T45" style:parent-style-name="DefaultParagraphFont" style:family="text">
      <style:text-properties style:font-name="Segoe UI" style:font-name-asian="Times New Roman" style:font-name-complex="Segoe UI" fo:color="#000000" style:letter-kerning="false" fo:font-size="24pt" style:font-size-asian="24pt" style:font-size-complex="24pt" fo:language="en" fo:country="IN" style:language-asian="en" style:country-asian="IN" style:language-complex="ar" style:country-complex="SA"/>
    </style:style>
    <style:style style:name="T46" style:parent-style-name="DefaultParagraphFont" style:family="text">
      <style:text-properties fo:language="en" fo:country="IN"/>
    </style:style>
    <style:style style:name="T47" style:parent-style-name="DefaultParagraphFont" style:family="text">
      <style:text-properties fo:language="en" fo:country="IN"/>
    </style:style>
    <style:style style:name="TableColumn49" style:family="table-column">
      <style:table-column-properties style:column-width="1.5756in"/>
    </style:style>
    <style:style style:name="TableColumn50" style:family="table-column">
      <style:table-column-properties style:column-width="1.575in"/>
    </style:style>
    <style:style style:name="TableColumn51" style:family="table-column">
      <style:table-column-properties style:column-width="6.5687in"/>
    </style:style>
    <style:style style:name="Table48" style:family="table">
      <style:table-properties style:width="9.7194in" fo:margin-left="-0.5965in" table:align="left"/>
    </style:style>
    <style:style style:name="TableRow52" style:family="table-row">
      <style:table-row-properties/>
    </style:style>
    <style:style style:name="TableCell53" style:family="table-cell">
      <style:table-cell-properties fo:border-top="0.0104in solid #CCCCCC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P54" style:parent-style-name="Standard" style:family="paragraph">
      <style:text-properties fo:font-weight="bold" style:font-weight-asian="bold" style:font-weight-complex="bold" fo:language="en" fo:country="IN"/>
    </style:style>
    <style:style style:name="TableCell55" style:family="table-cell">
      <style:table-cell-properties fo:border-top="0.0104in solid #CCCCCC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56" style:parent-style-name="Standard" style:family="paragraph">
      <style:text-properties fo:font-weight="bold" style:font-weight-asian="bold" style:font-weight-complex="bold" fo:language="en" fo:country="IN"/>
    </style:style>
    <style:style style:name="TableCell57" style:family="table-cell">
      <style:table-cell-properties fo:border-top="0.0104in solid #CCCCCC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P58" style:parent-style-name="Standard" style:family="paragraph">
      <style:text-properties fo:font-weight="bold" style:font-weight-asian="bold" style:font-weight-complex="bold" fo:language="en" fo:country="IN"/>
    </style:style>
    <style:style style:name="TableRow59" style:family="table-row">
      <style:table-row-properties/>
    </style:style>
    <style:style style:name="TableCell60" style:family="table-cell">
      <style:table-cell-properties fo:border-top="none" fo:border-left="0.0104in solid #CCCCCC" fo:border-bottom="none" fo:border-right="none" fo:background-color="#E7E9EB" style:writing-mode="lr-tb" fo:padding-top="0.0833in" fo:padding-left="0.1666in" fo:padding-bottom="0.0833in" fo:padding-right="0.0833in"/>
    </style:style>
    <style:style style:name="T61" style:parent-style-name="Hyperlink" style:family="text">
      <style:text-properties fo:language="en" fo:country="IN"/>
    </style:style>
    <style:style style:name="T62" style:parent-style-name="Hyperlink" style:family="text">
      <style:text-properties fo:font-style="italic" style:font-style-asian="italic" style:font-style-complex="italic" fo:language="en" fo:country="IN"/>
    </style:style>
    <style:style style:name="TableCell63" style:family="table-cell">
      <style:table-cell-properties fo:border="none" fo:background-color="#E7E9EB" style:writing-mode="lr-tb" fo:padding-top="0.0833in" fo:padding-left="0.0833in" fo:padding-bottom="0.0833in" fo:padding-right="0.0833in"/>
    </style:style>
    <style:style style:name="P64" style:parent-style-name="Standard" style:family="paragraph">
      <style:text-properties fo:language="en" fo:country="IN"/>
    </style:style>
    <style:style style:name="TableCell65" style:family="table-cell">
      <style:table-cell-properties fo:border-top="none" fo:border-left="none" fo:border-bottom="none" fo:border-right="0.0104in solid #CCCCCC" fo:background-color="#E7E9EB" style:writing-mode="lr-tb" fo:padding-top="0.0833in" fo:padding-left="0.0833in" fo:padding-bottom="0.0833in" fo:padding-right="0.0833in"/>
    </style:style>
    <style:style style:name="P66" style:parent-style-name="Standard" style:family="paragraph">
      <style:text-properties fo:language="en" fo:country="IN"/>
    </style:style>
    <style:style style:name="TableRow67" style:family="table-row">
      <style:table-row-properties/>
    </style:style>
    <style:style style:name="TableCell68" style:family="table-cell">
      <style:table-cell-properties fo:border-top="none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T69" style:parent-style-name="Hyperlink" style:family="text">
      <style:text-properties fo:language="en" fo:country="IN"/>
    </style:style>
    <style:style style:name="T70" style:parent-style-name="Hyperlink" style:family="text">
      <style:text-properties fo:font-style="italic" style:font-style-asian="italic" style:font-style-complex="italic" fo:language="en" fo:country="IN"/>
    </style:style>
    <style:style style:name="TableCell71" style:family="table-cell">
      <style:table-cell-properties fo:border="none" fo:background-color="#FFFFFF" style:writing-mode="lr-tb" fo:padding-top="0.0833in" fo:padding-left="0.0833in" fo:padding-bottom="0.0833in" fo:padding-right="0.0833in"/>
    </style:style>
    <style:style style:name="P72" style:parent-style-name="Standard" style:family="paragraph">
      <style:text-properties fo:language="en" fo:country="IN"/>
    </style:style>
    <style:style style:name="TableCell73" style:family="table-cell">
      <style:table-cell-properties fo:border-top="none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P74" style:parent-style-name="Standard" style:family="paragraph">
      <style:text-properties fo:language="en" fo:country="IN"/>
    </style:style>
    <style:style style:name="TableRow75" style:family="table-row">
      <style:table-row-properties/>
    </style:style>
    <style:style style:name="TableCell76" style:family="table-cell">
      <style:table-cell-properties fo:border-top="none" fo:border-left="0.0104in solid #CCCCCC" fo:border-bottom="none" fo:border-right="none" fo:background-color="#E7E9EB" style:writing-mode="lr-tb" fo:padding-top="0.0833in" fo:padding-left="0.1666in" fo:padding-bottom="0.0833in" fo:padding-right="0.0833in"/>
    </style:style>
    <style:style style:name="T77" style:parent-style-name="Hyperlink" style:family="text">
      <style:text-properties fo:font-style="italic" style:font-style-asian="italic" style:font-style-complex="italic" fo:language="en" fo:country="IN"/>
    </style:style>
    <style:style style:name="TableCell78" style:family="table-cell">
      <style:table-cell-properties fo:border="none" fo:background-color="#E7E9EB" style:writing-mode="lr-tb" fo:padding-top="0.0833in" fo:padding-left="0.0833in" fo:padding-bottom="0.0833in" fo:padding-right="0.0833in"/>
    </style:style>
    <style:style style:name="P79" style:parent-style-name="Standard" style:family="paragraph">
      <style:text-properties fo:language="en" fo:country="IN"/>
    </style:style>
    <style:style style:name="TableCell80" style:family="table-cell">
      <style:table-cell-properties fo:border-top="none" fo:border-left="none" fo:border-bottom="none" fo:border-right="0.0104in solid #CCCCCC" fo:background-color="#E7E9EB" style:writing-mode="lr-tb" fo:padding-top="0.0833in" fo:padding-left="0.0833in" fo:padding-bottom="0.0833in" fo:padding-right="0.0833in"/>
    </style:style>
    <style:style style:name="P81" style:parent-style-name="Standard" style:family="paragraph">
      <style:text-properties fo:language="en" fo:country="IN"/>
    </style:style>
    <style:style style:name="TableRow82" style:family="table-row">
      <style:table-row-properties/>
    </style:style>
    <style:style style:name="TableCell83" style:family="table-cell">
      <style:table-cell-properties fo:border-top="none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T84" style:parent-style-name="Hyperlink" style:family="text">
      <style:text-properties fo:language="en" fo:country="IN"/>
    </style:style>
    <style:style style:name="TableCell85" style:family="table-cell">
      <style:table-cell-properties fo:border="none" fo:background-color="#FFFFFF" style:writing-mode="lr-tb" fo:padding-top="0.0833in" fo:padding-left="0.0833in" fo:padding-bottom="0.0833in" fo:padding-right="0.0833in"/>
    </style:style>
    <style:style style:name="P86" style:parent-style-name="Standard" style:family="paragraph">
      <style:text-properties fo:language="en" fo:country="IN"/>
    </style:style>
    <style:style style:name="TableCell87" style:family="table-cell">
      <style:table-cell-properties fo:border-top="none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P88" style:parent-style-name="Standard" style:family="paragraph">
      <style:text-properties fo:language="en" fo:country="IN"/>
    </style:style>
    <style:style style:name="TableRow89" style:family="table-row">
      <style:table-row-properties/>
    </style:style>
    <style:style style:name="TableCell90" style:family="table-cell">
      <style:table-cell-properties fo:border-top="none" fo:border-left="0.0104in solid #CCCCCC" fo:border-bottom="none" fo:border-right="none" fo:background-color="#E7E9EB" style:writing-mode="lr-tb" fo:padding-top="0.0833in" fo:padding-left="0.1666in" fo:padding-bottom="0.0833in" fo:padding-right="0.0833in"/>
    </style:style>
    <style:style style:name="T91" style:parent-style-name="Hyperlink" style:family="text">
      <style:text-properties fo:font-style="italic" style:font-style-asian="italic" style:font-style-complex="italic" fo:language="en" fo:country="IN"/>
    </style:style>
    <style:style style:name="TableCell92" style:family="table-cell">
      <style:table-cell-properties fo:border="none" fo:background-color="#E7E9EB" style:writing-mode="lr-tb" fo:padding-top="0.0833in" fo:padding-left="0.0833in" fo:padding-bottom="0.0833in" fo:padding-right="0.0833in"/>
    </style:style>
    <style:style style:name="P93" style:parent-style-name="Standard" style:family="paragraph">
      <style:text-properties fo:language="en" fo:country="IN"/>
    </style:style>
    <style:style style:name="TableCell94" style:family="table-cell">
      <style:table-cell-properties fo:border-top="none" fo:border-left="none" fo:border-bottom="none" fo:border-right="0.0104in solid #CCCCCC" fo:background-color="#E7E9EB" style:writing-mode="lr-tb" fo:padding-top="0.0833in" fo:padding-left="0.0833in" fo:padding-bottom="0.0833in" fo:padding-right="0.0833in"/>
    </style:style>
    <style:style style:name="P95" style:parent-style-name="Standard" style:family="paragraph">
      <style:text-properties fo:language="en" fo:country="IN"/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0.0104in solid #CCCCCC" fo:border-bottom="0.0104in solid #CCCCCC" fo:border-right="none" fo:background-color="#FFFFFF" style:writing-mode="lr-tb" fo:padding-top="0.0833in" fo:padding-left="0.1666in" fo:padding-bottom="0.0833in" fo:padding-right="0.0833in"/>
    </style:style>
    <style:style style:name="T98" style:parent-style-name="Hyperlink" style:family="text">
      <style:text-properties fo:font-style="italic" style:font-style-asian="italic" style:font-style-complex="italic" fo:language="en" fo:country="IN"/>
    </style:style>
    <style:style style:name="TableCell99" style:family="table-cell">
      <style:table-cell-properties fo:border-top="none" fo:border-left="none" fo:border-bottom="0.0104in solid #CCCCCC" fo:border-right="none" fo:background-color="#FFFFFF" style:writing-mode="lr-tb" fo:padding-top="0.0833in" fo:padding-left="0.0833in" fo:padding-bottom="0.0833in" fo:padding-right="0.0833in"/>
    </style:style>
    <style:style style:name="P100" style:parent-style-name="Standard" style:family="paragraph">
      <style:text-properties fo:language="en" fo:country="IN"/>
    </style:style>
    <style:style style:name="TableCell101" style:family="table-cell">
      <style:table-cell-properties fo:border-top="none" fo:border-left="none" fo:border-bottom="0.0104in solid #CCCCCC" fo:border-right="0.0104in solid #CCCCCC" fo:background-color="#FFFFFF" style:writing-mode="lr-tb" fo:padding-top="0.0833in" fo:padding-left="0.0833in" fo:padding-bottom="0.0833in" fo:padding-right="0.0833in"/>
    </style:style>
    <style:style style:name="P102" style:parent-style-name="Standard" style:family="paragraph">
      <style:text-properties fo:language="en" fo:country="IN"/>
    </style:style>
    <style:style style:name="P103" style:parent-style-name="Standard" style:family="paragraph">
      <style:text-properties fo:language="en" fo:country="IN"/>
    </style:style>
    <style:style style:name="T104" style:parent-style-name="DefaultParagraphFont" style:family="text">
      <style:text-properties fo:language="en" fo:country="IN"/>
    </style:style>
    <style:style style:name="T105" style:parent-style-name="DefaultParagraphFont" style:family="text">
      <style:text-properties fo:language="en" fo:country="IN"/>
    </style:style>
    <style:style style:name="T106" style:parent-style-name="DefaultParagraphFont" style:family="text">
      <style:text-properties fo:language="en" fo:country="IN"/>
    </style:style>
    <style:style style:name="T107" style:parent-style-name="DefaultParagraphFont" style:family="text">
      <style:text-properties fo:language="en" fo:country="IN"/>
    </style:style>
    <style:style style:name="T108" style:parent-style-name="DefaultParagraphFont" style:family="text">
      <style:text-properties fo:language="en" fo:country="IN"/>
    </style:style>
    <style:style style:name="T109" style:parent-style-name="DefaultParagraphFont" style:family="text">
      <style:text-properties fo:language="en" fo:country="IN"/>
    </style:style>
    <style:style style:name="T110" style:parent-style-name="DefaultParagraphFont" style:family="text">
      <style:text-properties fo:language="en" fo:country="IN"/>
    </style:style>
    <style:style style:name="T111" style:parent-style-name="DefaultParagraphFont" style:family="text">
      <style:text-properties fo:language="en" fo:country="IN"/>
    </style:style>
    <style:style style:name="T112" style:parent-style-name="DefaultParagraphFont" style:family="text">
      <style:text-properties fo:language="en" fo:country="IN"/>
    </style:style>
    <style:style style:name="T113" style:parent-style-name="DefaultParagraphFont" style:family="text">
      <style:text-properties fo:language="en" fo:country="IN"/>
    </style:style>
    <style:style style:name="T114" style:parent-style-name="DefaultParagraphFont" style:family="text">
      <style:text-properties fo:language="en" fo:country="IN"/>
    </style:style>
    <style:style style:name="P115" style:parent-style-name="NormalWeb" style:family="paragraph">
      <style:paragraph-properties fo:margin-top="0.2in" fo:margin-bottom="0.2in" fo:background-color="#FFFFFF"/>
    </style:style>
    <style:style style:name="T116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T117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P118" style:parent-style-name="Heading3" style:family="paragraph">
      <style:paragraph-properties fo:margin-top="0.1041in" fo:margin-bottom="0.1041in" fo:background-color="#E7E9EB"/>
    </style:style>
    <style:style style:name="T119" style:parent-style-name="DefaultParagraphFont" style:family="text">
      <style:text-properties style:font-name="Segoe UI" style:font-name-complex="Segoe UI" fo:font-weight="bold" style:font-weight-asian="bold" style:font-weight-complex="bold" fo:color="#000000" fo:font-size="18pt" style:font-size-asian="18pt" style:font-size-complex="18pt" fo:language="en" fo:country="IN"/>
    </style:style>
    <style:style style:name="P120" style:parent-style-name="NormalWeb" style:family="paragraph">
      <style:paragraph-properties fo:margin-top="0.1666in" fo:margin-bottom="0.1666in" fo:background-color="#E7E9EB"/>
      <style:text-properties style:font-name="Verdana" fo:color="#000000" fo:font-size="11.5pt" style:font-size-asian="11.5pt" style:font-size-complex="11.5pt"/>
    </style:style>
    <style:style style:name="P121" style:parent-style-name="Normal" style:family="paragraph">
      <style:paragraph-properties fo:background-color="#FFFFFF"/>
    </style:style>
    <style:style style:name="T122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T123" style:parent-style-name="tagnamecolor" style:family="text">
      <style:text-properties style:font-name="Consolas" fo:color="#A52A2A" fo:font-size="11.5pt" style:font-size-asian="11.5pt" style:font-size-complex="11.5pt" fo:language="en" fo:country="IN"/>
    </style:style>
    <style:style style:name="T124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T125" style:parent-style-name="DefaultParagraphFont" style:family="text">
      <style:text-properties style:font-name="Consolas" fo:color="#000000" fo:font-size="11.5pt" style:font-size-asian="11.5pt" style:font-size-complex="11.5pt" fo:language="en" fo:country="IN"/>
    </style:style>
    <style:style style:name="T126" style:parent-style-name="tagcolor" style:family="text">
      <style:text-properties style:font-name="Consolas" fo:font-weight="bold" style:font-weight-asian="bold" style:font-weight-complex="bold" fo:color="#0000CD" fo:font-size="11.5pt" style:font-size-asian="11.5pt" style:font-size-complex="11.5pt" fo:language="en" fo:country="IN"/>
    </style:style>
    <style:style style:name="T127" style:parent-style-name="tagnamecolor" style:family="text">
      <style:text-properties style:font-name="Consolas" fo:font-weight="bold" style:font-weight-asian="bold" style:font-weight-complex="bold" fo:color="#A52A2A" fo:font-size="11.5pt" style:font-size-asian="11.5pt" style:font-size-complex="11.5pt" fo:language="en" fo:country="IN"/>
    </style:style>
    <style:style style:name="T128" style:parent-style-name="attributecolor" style:family="text">
      <style:text-properties style:font-name="Consolas" fo:font-weight="bold" style:font-weight-asian="bold" style:font-weight-complex="bold" fo:color="#FF0000" fo:font-size="11.5pt" style:font-size-asian="11.5pt" style:font-size-complex="11.5pt" fo:language="en" fo:country="IN"/>
    </style:style>
    <style:style style:name="T129" style:parent-style-name="attributevaluecolor" style:family="text">
      <style:text-properties style:font-name="Consolas" fo:font-weight="bold" style:font-weight-asian="bold" style:font-weight-complex="bold" fo:color="#0000CD" fo:font-size="11.5pt" style:font-size-asian="11.5pt" style:font-size-complex="11.5pt" fo:language="en" fo:country="IN"/>
    </style:style>
    <style:style style:name="T130" style:parent-style-name="attributecolor" style:family="text">
      <style:text-properties style:font-name="Consolas" fo:font-weight="bold" style:font-weight-asian="bold" style:font-weight-complex="bold" fo:color="#FF0000" fo:font-size="11.5pt" style:font-size-asian="11.5pt" style:font-size-complex="11.5pt" fo:language="en" fo:country="IN"/>
    </style:style>
    <style:style style:name="T131" style:parent-style-name="attributevaluecolor" style:family="text">
      <style:text-properties style:font-name="Consolas" fo:font-weight="bold" style:font-weight-asian="bold" style:font-weight-complex="bold" fo:color="#0000CD" fo:font-size="11.5pt" style:font-size-asian="11.5pt" style:font-size-complex="11.5pt" fo:language="en" fo:country="IN"/>
    </style:style>
    <style:style style:name="T132" style:parent-style-name="tagcolor" style:family="text">
      <style:text-properties style:font-name="Consolas" fo:font-weight="bold" style:font-weight-asian="bold" style:font-weight-complex="bold" fo:color="#0000CD" fo:font-size="11.5pt" style:font-size-asian="11.5pt" style:font-size-complex="11.5pt" fo:language="en" fo:country="IN"/>
    </style:style>
    <style:style style:name="T133" style:parent-style-name="DefaultParagraphFont" style:family="text">
      <style:text-properties style:font-name="Consolas" fo:color="#000000" fo:font-size="11.5pt" style:font-size-asian="11.5pt" style:font-size-complex="11.5pt" fo:language="en" fo:country="IN"/>
    </style:style>
    <style:style style:name="T134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T135" style:parent-style-name="tagnamecolor" style:family="text">
      <style:text-properties style:font-name="Consolas" fo:color="#A52A2A" fo:font-size="11.5pt" style:font-size-asian="11.5pt" style:font-size-complex="11.5pt" fo:language="en" fo:country="IN"/>
    </style:style>
    <style:style style:name="T136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T137" style:parent-style-name="DefaultParagraphFont" style:family="text">
      <style:text-properties style:font-name="Consolas" fo:color="#A52A2A" fo:font-size="11.5pt" style:font-size-asian="11.5pt" style:font-size-complex="11.5pt" fo:language="en" fo:country="IN"/>
    </style:style>
    <style:style style:name="T138" style:parent-style-name="cssselectorcolor" style:family="text">
      <style:text-properties style:font-name="Consolas" fo:color="#A52A2A" fo:font-size="11.5pt" style:font-size-asian="11.5pt" style:font-size-complex="11.5pt" fo:language="en" fo:country="IN"/>
    </style:style>
    <style:style style:name="T139" style:parent-style-name="cssdelimitercolor" style:family="text">
      <style:text-properties style:font-name="Consolas" fo:color="#000000" fo:font-size="11.5pt" style:font-size-asian="11.5pt" style:font-size-complex="11.5pt" fo:language="en" fo:country="IN"/>
    </style:style>
    <style:style style:name="T140" style:parent-style-name="DefaultParagraphFont" style:family="text">
      <style:text-properties style:font-name="Consolas" fo:color="#FF0000" fo:font-size="11.5pt" style:font-size-asian="11.5pt" style:font-size-complex="11.5pt" fo:language="en" fo:country="IN"/>
    </style:style>
    <style:style style:name="T141" style:parent-style-name="csspropertycolor" style:family="text">
      <style:text-properties style:font-name="Consolas" fo:color="#FF0000" fo:font-size="11.5pt" style:font-size-asian="11.5pt" style:font-size-complex="11.5pt" fo:language="en" fo:country="IN"/>
    </style:style>
    <style:style style:name="T142" style:parent-style-name="cssdelimitercolor" style:family="text">
      <style:text-properties style:font-name="Consolas" fo:color="#000000" fo:font-size="11.5pt" style:font-size-asian="11.5pt" style:font-size-complex="11.5pt" fo:language="en" fo:country="IN"/>
    </style:style>
    <style:style style:name="T143" style:parent-style-name="csspropertyvaluecolor" style:family="text">
      <style:text-properties style:font-name="Consolas" fo:color="#0000CD" fo:font-size="11.5pt" style:font-size-asian="11.5pt" style:font-size-complex="11.5pt" fo:language="en" fo:country="IN"/>
    </style:style>
    <style:style style:name="T144" style:parent-style-name="cssdelimitercolor" style:family="text">
      <style:text-properties style:font-name="Consolas" fo:color="#000000" fo:font-size="11.5pt" style:font-size-asian="11.5pt" style:font-size-complex="11.5pt" fo:language="en" fo:country="IN"/>
    </style:style>
    <style:style style:name="T145" style:parent-style-name="DefaultParagraphFont" style:family="text">
      <style:text-properties style:font-name="Consolas" fo:color="#FF0000" fo:font-size="11.5pt" style:font-size-asian="11.5pt" style:font-size-complex="11.5pt" fo:language="en" fo:country="IN"/>
    </style:style>
    <style:style style:name="T146" style:parent-style-name="cssdelimitercolor" style:family="text">
      <style:text-properties style:font-name="Consolas" fo:color="#000000" fo:font-size="11.5pt" style:font-size-asian="11.5pt" style:font-size-complex="11.5pt" fo:language="en" fo:country="IN"/>
    </style:style>
    <style:style style:name="T147" style:parent-style-name="DefaultParagraphFont" style:family="text">
      <style:text-properties style:font-name="Consolas" fo:color="#A52A2A" fo:font-size="11.5pt" style:font-size-asian="11.5pt" style:font-size-complex="11.5pt" fo:language="en" fo:country="IN"/>
    </style:style>
    <style:style style:name="T148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T149" style:parent-style-name="tagnamecolor" style:family="text">
      <style:text-properties style:font-name="Consolas" fo:color="#A52A2A" fo:font-size="11.5pt" style:font-size-asian="11.5pt" style:font-size-complex="11.5pt" fo:language="en" fo:country="IN"/>
    </style:style>
    <style:style style:name="T150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T151" style:parent-style-name="DefaultParagraphFont" style:family="text">
      <style:text-properties style:font-name="Consolas" fo:color="#000000" fo:font-size="11.5pt" style:font-size-asian="11.5pt" style:font-size-complex="11.5pt" fo:language="en" fo:country="IN"/>
    </style:style>
    <style:style style:name="T152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T153" style:parent-style-name="tagnamecolor" style:family="text">
      <style:text-properties style:font-name="Consolas" fo:color="#A52A2A" fo:font-size="11.5pt" style:font-size-asian="11.5pt" style:font-size-complex="11.5pt" fo:language="en" fo:country="IN"/>
    </style:style>
    <style:style style:name="T154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P155" style:parent-style-name="Normal" style:family="paragraph">
      <style:paragraph-properties fo:background-color="#FFFFFF"/>
    </style:style>
    <style:style style:name="P156" style:parent-style-name="Normal" style:family="paragraph">
      <style:paragraph-properties fo:background-color="#FFFFFF"/>
    </style:style>
    <style:style style:name="P157" style:parent-style-name="Normal" style:family="paragraph">
      <style:paragraph-properties fo:background-color="#FFFFFF"/>
    </style:style>
    <style:style style:name="P158" style:parent-style-name="Normal" style:family="paragraph">
      <style:paragraph-properties fo:background-color="#FFFFFF"/>
      <style:text-properties style:font-name="Consolas" fo:color="#000000" fo:font-size="11.5pt" style:font-size-asian="11.5pt" style:font-size-complex="11.5pt" fo:language="en" fo:country="IN"/>
    </style:style>
    <style:style style:name="P159" style:parent-style-name="NormalWeb" style:family="paragraph">
      <style:paragraph-properties fo:margin-top="0.1666in" fo:margin-bottom="0.1666in" fo:background-color="#E7E9EB"/>
      <style:text-properties style:font-name="Verdana" fo:color="#000000" fo:font-size="11.5pt" style:font-size-asian="11.5pt" style:font-size-complex="11.5pt"/>
    </style:style>
    <style:style style:name="P160" style:parent-style-name="Heading1" style:family="paragraph">
      <style:paragraph-properties fo:margin-top="0.1041in" fo:margin-bottom="0.1041in" fo:background-color="#FFFFFF"/>
    </style:style>
    <style:style style:name="T161" style:parent-style-name="DefaultParagraphFont" style:family="text">
      <style:text-properties style:font-name="Sofia" fo:font-weight="bold" style:font-weight-asian="bold" style:font-weight-complex="bold" fo:color="#000000" fo:font-size="31.5pt" style:font-size-asian="31.5pt" style:font-size-complex="31.5pt" fo:language="en" fo:country="IN"/>
    </style:style>
    <style:style style:name="P162" style:parent-style-name="NormalWeb" style:family="paragraph">
      <style:paragraph-properties fo:margin-top="0.1666in" fo:margin-bottom="0.1666in" fo:background-color="#FFFFFF"/>
      <style:text-properties style:font-name="Sofia" fo:color="#000000" fo:font-size="11.5pt" style:font-size-asian="11.5pt" style:font-size-complex="11.5pt"/>
    </style:style>
    <style:style style:name="P163" style:parent-style-name="NormalWeb" style:family="paragraph">
      <style:paragraph-properties fo:margin-top="0.1666in" fo:margin-bottom="0.1666in" fo:background-color="#FFFFFF"/>
      <style:text-properties style:font-name="Sofia" fo:color="#000000" fo:font-size="11.5pt" style:font-size-asian="11.5pt" style:font-size-complex="11.5pt"/>
    </style:style>
    <style:style style:name="P164" style:parent-style-name="Standard" style:family="paragraph">
      <style:text-properties fo:language="en" fo:country="IN"/>
    </style:style>
  </office:automatic-styles>
  <office:body>
    <office:text text:use-soft-page-breaks="true">
      <text:p text:style-name="P1"><text:span text:style-name="T2">Q1.</text:span><text:s/>Why<text:span text:style-name="T3"><text:s/></text:span>CSS<text:span text:style-name="T4"><text:s/></text:span>s<text:span text:style-name="T5">e</text:span>l<text:span text:style-name="T6">e</text:span>ctors<text:span text:style-name="T7"><text:s/></text:span>ar<text:span text:style-name="T8">e<text:s/></text:span>us<text:span text:style-name="T9">e</text:span>d<text:span text:style-name="T10"><text:s/></text:span>in<text:span text:style-name="T11"><text:s/></text:span>HTM<text:span text:style-name="T12">L?</text:span></text:p>
      <text:p text:style-name="P13">Ans1.<text:span text:style-name="T14"><text:s/>CSS selectors are used to "find" (or select) the HTML elements you want to style.</text:span></text:p>
      <text:p text:style-name="P15">We can divide CSS selectors into five categories:</text:p>
      <text:list text:style-name="LFO1" text:continue-numbering="true">
        <text:list-item>
          <text:p text:style-name="P16">Simple selectors (select elements based on name, id, class)</text:p>
        </text:list-item>
        <text:list-item>
          <text:p text:style-name="P17"><text:a xlink:href="https://www.w3schools.com/css/css_combinators.asp" office:target-frame-name="_top" xlink:show="replace"><text:span text:style-name="T18">Combinator selectors</text:span></text:a><text:span text:style-name="T19"> (select elements based on a specific relationship between them)</text:span></text:p>
        </text:list-item>
        <text:list-item>
          <text:p text:style-name="P20"><text:a xlink:href="https://www.w3schools.com/css/css_pseudo_classes.asp" office:target-frame-name="_top" xlink:show="replace"><text:span text:style-name="T21">Pseudo-class selectors</text:span></text:a><text:span text:style-name="T22"> (select elements based on a certain state)</text:span></text:p>
        </text:list-item>
        <text:list-item>
          <text:p text:style-name="P23"><text:a xlink:href="https://www.w3schools.com/css/css_pseudo_elements.asp" office:target-frame-name="_top" xlink:show="replace"><text:span text:style-name="T24">Pseudo-elements selectors</text:span></text:a><text:span text:style-name="T25"> (select and style a part of an element)</text:span></text:p>
        </text:list-item>
        <text:list-item>
          <text:p text:style-name="P26"><text:a xlink:href="https://www.w3schools.com/css/css_attribute_selectors.asp" office:target-frame-name="_top" xlink:show="replace"><text:span text:style-name="T27">Attribute selectors</text:span></text:a><text:span text:style-name="T28"> (select elements based on an attribute or attribute value)</text:span></text:p>
        </text:list-item>
      </text:list>
      <text:p text:style-name="Standard"><text:span text:style-name="T29">Q2.</text:span><text:s/>What<text:span text:style-name="T30"><text:s/></text:span>ar<text:span text:style-name="T31">e<text:s/></text:span>th<text:span text:style-name="T32">e<text:s/></text:span>di<text:span text:style-name="T33">ffe</text:span>r<text:span text:style-name="T34">e</text:span>nt<text:span text:style-name="T35"><text:s/></text:span>typ<text:span text:style-name="T36">e</text:span>s<text:span text:style-name="T37"><text:s/></text:span>o<text:span text:style-name="T38">f<text:s/></text:span>S<text:span text:style-name="T39">e</text:span>l<text:span text:style-name="T40">e</text:span>ctors<text:span text:style-name="T41"><text:s/></text:span>in<text:span text:style-name="T42"><text:s/></text:span>CSS<text:span text:style-name="T43">?</text:span></text:p>
      <text:p text:style-name="Standard"><text:span text:style-name="T44">Ans2.</text:span><text:span text:style-name="T45"><text:s/></text:span><text:span text:style-name="T46">All CSS Simple Selectors</text:span><text:span text:style-name="T47">:</text:span></text:p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Selector</text:p>
          </table:table-cell>
          <table:table-cell table:style-name="TableCell55">
            <text:p text:style-name="P56">Example</text:p>
          </table:table-cell>
          <table:table-cell table:style-name="TableCell57">
            <text:p text:style-name="P58">Example description</text:p>
          </table:table-cell>
        </table:table-row>
        <table:table-row table:style-name="TableRow59">
          <table:table-cell table:style-name="TableCell60">
            <text:p text:style-name="Standard"><text:a xlink:href="https://www.w3schools.com/cssref/sel_id.asp" office:target-frame-name="_top" xlink:show="replace"><text:span text:style-name="T61">#</text:span><text:span text:style-name="T62">id</text:span></text:a></text:p>
          </table:table-cell>
          <table:table-cell table:style-name="TableCell63">
            <text:p text:style-name="P64">#firstname</text:p>
          </table:table-cell>
          <table:table-cell table:style-name="TableCell65">
            <text:p text:style-name="P66">Selects the element with id="firstname"</text:p>
          </table:table-cell>
        </table:table-row>
        <table:table-row table:style-name="TableRow67">
          <table:table-cell table:style-name="TableCell68">
            <text:p text:style-name="Standard"><text:a xlink:href="https://www.w3schools.com/cssref/sel_class.asp" office:target-frame-name="_top" xlink:show="replace"><text:span text:style-name="T69">.</text:span><text:span text:style-name="T70">class</text:span></text:a></text:p>
          </table:table-cell>
          <table:table-cell table:style-name="TableCell71">
            <text:p text:style-name="P72">.intro</text:p>
          </table:table-cell>
          <table:table-cell table:style-name="TableCell73">
            <text:p text:style-name="P74">Selects all elements with class="intro"</text:p>
          </table:table-cell>
        </table:table-row>
        <table:table-row table:style-name="TableRow75">
          <table:table-cell table:style-name="TableCell76">
            <text:p text:style-name="Standard"><text:a xlink:href="https://www.w3schools.com/cssref/sel_element_class.asp" office:target-frame-name="_top" xlink:show="replace"><text:span text:style-name="T77">element.class</text:span></text:a></text:p>
          </table:table-cell>
          <table:table-cell table:style-name="TableCell78">
            <text:p text:style-name="P79">p.intro</text:p>
          </table:table-cell>
          <table:table-cell table:style-name="TableCell80">
            <text:p text:style-name="P81">Selects only &lt;p&gt; elements with class="intro"</text:p>
          </table:table-cell>
        </table:table-row>
        <table:table-row table:style-name="TableRow82">
          <table:table-cell table:style-name="TableCell83">
            <text:p text:style-name="Standard"><text:a xlink:href="https://www.w3schools.com/cssref/sel_all.asp" office:target-frame-name="_top" xlink:show="replace"><text:span text:style-name="T84">*</text:span></text:a></text:p>
          </table:table-cell>
          <table:table-cell table:style-name="TableCell85">
            <text:p text:style-name="P86">*</text:p>
          </table:table-cell>
          <table:table-cell table:style-name="TableCell87">
            <text:p text:style-name="P88">Selects all elements</text:p>
          </table:table-cell>
        </table:table-row>
        <table:table-row table:style-name="TableRow89">
          <table:table-cell table:style-name="TableCell90">
            <text:p text:style-name="Standard"><text:a xlink:href="https://www.w3schools.com/cssref/sel_element.asp" office:target-frame-name="_top" xlink:show="replace"><text:span text:style-name="T91">element</text:span></text:a></text:p>
          </table:table-cell>
          <table:table-cell table:style-name="TableCell92">
            <text:p text:style-name="P93">p</text:p>
          </table:table-cell>
          <table:table-cell table:style-name="TableCell94">
            <text:p text:style-name="P95">Selects all &lt;p&gt; elements</text:p>
          </table:table-cell>
        </table:table-row>
        <table:table-row table:style-name="TableRow96">
          <table:table-cell table:style-name="TableCell97">
            <text:p text:style-name="Standard"><text:a xlink:href="https://www.w3schools.com/cssref/sel_element_comma.asp" office:target-frame-name="_top" xlink:show="replace"><text:span text:style-name="T98">element,element,..</text:span></text:a></text:p>
          </table:table-cell>
          <table:table-cell table:style-name="TableCell99">
            <text:p text:style-name="P100">div, p</text:p>
          </table:table-cell>
          <table:table-cell table:style-name="TableCell101">
            <text:p text:style-name="P102">Selects all &lt;div&gt; elements and all &lt;p&gt; elements</text:p>
          </table:table-cell>
        </table:table-row>
      </table:table>
      <text:p text:style-name="P103"/>
      <text:p text:style-name="Standard"><text:span text:style-name="T104">Q3.</text:span><text:s/>How<text:span text:style-name="T105"><text:s/></text:span>do<text:span text:style-name="T106"><text:s/></text:span>you<text:span text:style-name="T107"><text:s/></text:span>includ<text:span text:style-name="T108">e E</text:span>xt<text:span text:style-name="T109">e</text:span>rnal<text:span text:style-name="T110"><text:s/>f</text:span>onts<text:span text:style-name="T111"><text:s/></text:span>and<text:span text:style-name="T112"><text:s/></text:span>apply<text:span text:style-name="T113"><text:s/></text:span>th<text:span text:style-name="T114">e</text:span>m?</text:p>
      <text:p text:style-name="P115">Ans3.<text:span text:style-name="T116"><text:s/></text:span><text:span text:style-name="T117">Just add a special style sheet link in the &lt;head&gt; section and then refer to the font in the CSS.</text:span></text:p>
      <text:h text:style-name="P118" text:outline-level="3"><text:span text:style-name="T119">Example</text:span></text:h>
      <text:p text:style-name="P120">Here, we want to use a font named "Sofia" from Google Fonts:</text:p>
      <text:p text:style-name="P121"><text:span text:style-name="T122">&lt;</text:span><text:span text:style-name="T123">head</text:span><text:span text:style-name="T124">&gt;</text:span><text:span text:style-name="T125"><text:line-break/></text:span><text:span text:style-name="T126">&lt;</text:span><text:span text:style-name="T127">link</text:span><text:span text:style-name="T128"> rel</text:span><text:span text:style-name="T129">="stylesheet"</text:span><text:span text:style-name="T130"> href</text:span><text:span text:style-name="T131">="https://fonts.googleapis.com/css?family=Sofia"</text:span><text:span text:style-name="T132">&gt;</text:span><text:span text:style-name="T133"><text:line-break/></text:span><text:span text:style-name="T134">&lt;</text:span><text:span text:style-name="T135">style</text:span><text:span text:style-name="T136">&gt;</text:span><text:span text:style-name="T137"><text:line-break/></text:span><text:span text:style-name="T138">body </text:span><text:span text:style-name="T139">{</text:span><text:span text:style-name="T140"><text:line-break/></text:span><text:span text:style-name="T141">  font-family</text:span><text:span text:style-name="T142">:</text:span><text:span text:style-name="T143"> "Sofia", sans-serif</text:span><text:span text:style-name="T144">;</text:span><text:span text:style-name="T145"><text:line-break/></text:span><text:span text:style-name="T146">}</text:span><text:span text:style-name="T147"><text:line-break/></text:span><text:span text:style-name="T148">&lt;</text:span><text:span text:style-name="T149">/style</text:span><text:span text:style-name="T150">&gt;</text:span><text:span text:style-name="T151"><text:line-break/></text:span><text:span text:style-name="T152">&lt;</text:span><text:span text:style-name="T153">/head</text:span><text:span text:style-name="T154">&gt;</text:span></text:p>
      <text:p text:style-name="P155"/>
      <text:p text:style-name="P156"/>
      <text:p text:style-name="P157"/>
      <text:p text:style-name="P158"/>
      <text:p text:style-name="P159">Result:</text:p>
      <text:h text:style-name="P160" text:outline-level="1"><text:span text:style-name="T161">Sofia Font</text:span></text:h>
      <text:p text:style-name="P162">Lorem ipsum dolor sit amet.</text:p>
      <text:p text:style-name="P163">123456790</text:p>
      <text:p text:style-name="P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ofia" svg:font-family="Sofia" style:font-family-generic="roman" svg:panose-1="0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3763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/>
    </style:style>
    <style:style style:name="tagnamecolor" style:display-name="tagnamecolor" style:family="text" style:parent-style-name="DefaultParagraphFont"/>
    <style:style style:name="tagcolor" style:display-name="tagcolor" style:family="text" style:parent-style-name="DefaultParagraphFont"/>
    <style:style style:name="attributecolor" style:display-name="attributecolor" style:family="text" style:parent-style-name="DefaultParagraphFont"/>
    <style:style style:name="attributevaluecolor" style:display-name="attributevaluecolor" style:family="text" style:parent-style-name="DefaultParagraphFont"/>
    <style:style style:name="cssselectorcolor" style:display-name="cssselectorcolor" style:family="text" style:parent-style-name="DefaultParagraphFont"/>
    <style:style style:name="cssdelimitercolor" style:display-name="cssdelimitercolor" style:family="text" style:parent-style-name="DefaultParagraphFont"/>
    <style:style style:name="csspropertycolor" style:display-name="csspropertycolor" style:family="text" style:parent-style-name="DefaultParagraphFont"/>
    <style:style style:name="csspropertyvaluecolor" style:display-name="csspropertyvaluecolo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anmay sisodia</dc:creator>
    <meta:creation-date>2009-04-16T11:32:00Z</meta:creation-date>
    <dc:date>2023-04-01T18:00:00Z</dc:date>
    <meta:template xlink:href="Normal" xlink:type="simple"/>
    <meta:editing-cycles>4</meta:editing-cycles>
    <meta:editing-duration>PT54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11" meta:character-count="2083" meta:row-count="14" meta:non-whitespace-character-count="1776"/>
  </office:meta>
</office:document-meta>
</file>